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3 <text:s text:c="3"/>[year2@localhost ~]$ pwd</text:p>
      <text:p text:style-name="Standard"><text:s text:c="6"/>/home/year2</text:p>
      <text:p text:style-name="Standard"><text:s text:c="6"/>[year2@localhost ~]$</text:p>
      <text:p text:style-name="Standard"/>
      <text:p text:style-name="Standard">4 <text:s text:c="4"/>[year2@localhost ~]$ mkdir personal</text:p>
      <text:p text:style-name="Standard">[year2@localhost ~]$ mkdir office</text:p>
      <text:p text:style-name="Standard">[year2@localhost ~]$ cd personal</text:p>
      <text:p text:style-name="Standard">[year2@localhost personal]$ cd expenditure</text:p>
      <text:p text:style-name="Standard">bash: cd: expenditure: No such file or directory</text:p>
      <text:p text:style-name="Standard">[year2@localhost personal]$ mkdir expenditure</text:p>
      <text:p text:style-name="Standard">[year2@localhost personal]$ mkdir income</text:p>
      <text:p text:style-name="Standard">[year2@localhost personal]$ cd</text:p>
      <text:p text:style-name="Standard">[year2@localhost ~]$ cd office</text:p>
      <text:p text:style-name="Standard">[year2@localhost office]$ mkdir document</text:p>
      <text:p text:style-name="Standard">[year2@localhost office]$ mkdir spreadsheet</text:p>
      <text:p text:style-name="Standard">[year2@localhost office]$ mkdir ppt</text:p>
      <text:p text:style-name="Standard">[year2@localhost office]$ cd document</text:p>
      <text:p text:style-name="Standard">[year2@localhost document]$ mkdir letters</text:p>
      <text:p text:style-name="Standard">[year2@localhost document]$ mkdir misc</text:p>
      <text:p text:style-name="Standard"/>
      <text:p text:style-name="Standard"/>
      <text:p text:style-name="Standard">5 <text:s text:c="4"/>[year2@localhost document]$ cd</text:p>
      <text:p text:style-name="Standard">[year2@localhost ~]$ cd /</text:p>
      <text:p text:style-name="Standard">[year2@localhost /]$ ls</text:p>
      <text:p text:style-name="Standard">bin <text:s text:c="2"/>dev <text:s/>extra <text:s/>lib <text:s text:c="8"/>media <text:s/>opt <text:s text:c="2"/>root <text:s/>selinux <text:s/>sys <text:s text:c="6"/>tmp <text:s/>var</text:p>
      <text:p text:style-name="Standard">boot <text:s/>etc <text:s/>home <text:s text:c="2"/>lost+found <text:s/>mnt <text:s text:c="3"/>proc <text:s/>sbin <text:s/>srv <text:s text:c="5"/>tftpboot <text:s/>usr</text:p>
      <text:p text:style-name="Standard"/>
      <text:p text:style-name="Standard">[year2@localhost /]$ cd etc</text:p>
      <text:p text:style-name="Standard">[year2@localhost etc]$ ls</text:p>
      <text:p text:style-name="Standard"/>
      <text:p text:style-name="Standard">a2ps.cfg <text:s text:c="11"/>filesystems <text:s text:c="10"/>issue <text:s text:c="10"/>mtab <text:s text:c="11"/>rc2.d <text:s text:c="19"/>shells</text:p>
      <text:p text:style-name="Standard">a2ps-site.cfg <text:s text:c="6"/>fonts <text:s text:c="16"/>issue.net <text:s text:c="6"/>Muttrc <text:s text:c="9"/>rc3.d <text:s text:c="19"/>skel</text:p>
      <text:p text:style-name="Standard">adjtime <text:s text:c="12"/>foomatic <text:s text:c="13"/>java <text:s text:c="11"/>Muttrc.local <text:s text:c="3"/>rc4.d <text:s text:c="19"/>slrn.rc</text:p>
      <text:p text:style-name="Standard">aliases <text:s text:c="12"/>fstab <text:s text:c="16"/>jvm <text:s text:c="12"/>my.cnf <text:s text:c="9"/>rc5.d <text:s text:c="19"/>sound</text:p>
      <text:p text:style-name="Standard">aliases.db <text:s text:c="9"/>gaim <text:s text:c="17"/>jvm-commmon <text:s text:c="4"/>netplug <text:s text:c="8"/>rc6.d <text:s text:c="19"/>ssh</text:p>
      <text:p text:style-name="Standard">alsa <text:s text:c="15"/>gconf <text:s text:c="16"/>kde <text:s text:c="12"/>netplug.d <text:s text:c="6"/>rc.d <text:s text:c="20"/>subversion</text:p>
      <text:p text:style-name="Standard">alternatives <text:s text:c="7"/>gdm <text:s text:c="18"/>kderc <text:s text:c="10"/>NetworkManager <text:s/>rc.local <text:s text:c="16"/>sysconfig</text:p>
      <text:p text:style-name="Standard">ant.conf <text:s text:c="11"/>ghostscript <text:s text:c="10"/>krb5.conf <text:s text:c="6"/>nsswitch.conf <text:s text:c="2"/>rc.sysinit <text:s text:c="14"/>sysctl.conf</text:p>
      <text:p text:style-name="Standard">ant.d <text:s text:c="14"/>gimp <text:s text:c="17"/>krb.conf <text:s text:c="7"/>ntp <text:s text:c="12"/>reader.conf <text:s text:c="13"/>syslog.conf</text:p>
      <text:p text:style-name="Standard">asound.state <text:s text:c="7"/>gnome-vfs-2.0 <text:s text:c="8"/>krb.realms <text:s text:c="5"/>ntp.conf <text:s text:c="7"/>reader.conf.d <text:s text:c="11"/>termcap</text:p>
      <text:p text:style-name="Standard">avahi <text:s text:c="14"/>gnome-vfs-mime-magic <text:s/>ksysguarddrc <text:s text:c="3"/>odbc.ini <text:s text:c="7"/>redhat-release <text:s text:c="10"/>udev</text:p>
      <text:p text:style-name="Standard">bashrc <text:s text:c="13"/>gpm-root.conf <text:s text:c="8"/>ld.so.cache <text:s text:c="4"/>odbcinst.ini <text:s text:c="3"/>resolv.conf <text:s text:c="13"/>vimrc</text:p>
      <text:p text:style-name="Standard">beagle <text:s text:c="13"/>gre.d <text:s text:c="16"/>ld.so.conf <text:s text:c="5"/>openldap <text:s text:c="7"/>resolv.conf.predhclient <text:s/>virc</text:p>
      <text:p text:style-name="Standard">blkid <text:s text:c="14"/>group <text:s text:c="16"/>ld.so.conf.d <text:s text:c="3"/>opt <text:s text:c="12"/>rhgb <text:s text:c="20"/>vsftpd</text:p>
      <text:p text:style-name="Standard">bluetooth <text:s text:c="10"/>group- <text:s text:c="15"/>libaudit.conf <text:s text:c="2"/>pam.d <text:s text:c="10"/>rpc <text:s text:c="21"/>wpa_supplicant</text:p>
      <text:p text:style-name="Standard">bonobo-activation <text:s text:c="2"/>grub.conf <text:s text:c="12"/>libuser.conf <text:s text:c="3"/>pango <text:s text:c="10"/>rpm <text:s text:c="21"/>wvdial.conf</text:p>
      <text:p text:style-name="Standard">cdrecord.conf <text:s text:c="6"/>gshadow <text:s text:c="14"/>lisarc <text:s text:c="9"/>passwd <text:s text:c="9"/>rwtab <text:s text:c="19"/>X11</text:p>
      <text:p text:style-name="Standard">cipe <text:s text:c="15"/>gshadow- <text:s text:c="13"/>localtime <text:s text:c="6"/>passwd- <text:s text:c="8"/>rwtab.d <text:s text:c="17"/>xdg</text:p>
      <text:p text:style-name="Standard">cron.daily <text:s text:c="9"/>gtk-2.0 <text:s text:c="14"/>login.defs <text:s text:c="5"/>pcmcia <text:s text:c="9"/>samba <text:s text:c="19"/>xinetd.conf</text:p>
      <text:p text:style-name="Standard">csh.cshrc <text:s text:c="10"/>hal <text:s text:c="18"/>logrotate.conf <text:s/>php.d <text:s text:c="10"/>sane.d <text:s text:c="18"/>xinetd.d</text:p>
      <text:p text:style-name="Standard">csh.login <text:s text:c="10"/>host.conf <text:s text:c="12"/>logrotate.d <text:s text:c="4"/>php.ini <text:s text:c="8"/>sasl2 <text:s text:c="19"/>xml</text:p>
      <text:p text:style-name="Standard">cups <text:s text:c="15"/>hosts <text:s text:c="16"/>ltrace.conf <text:s text:c="4"/>pki <text:s text:c="12"/>screenrc <text:s text:c="16"/>yp.conf</text:p>
      <text:p text:style-name="Standard">dbus-1 <text:s text:c="13"/>hosts.allow <text:s text:c="10"/>lvm <text:s text:c="12"/>pm <text:s text:c="13"/>scrollkeeper.conf <text:s text:c="7"/>yum</text:p>
      <text:p text:style-name="Standard">default <text:s text:c="12"/>hosts.deny <text:s text:c="11"/>mail <text:s text:c="11"/>postfix <text:s text:c="8"/>scsi_id.config <text:s text:c="10"/>yum.conf</text:p>
      <text:p text:style-name="Standard">dev.d <text:s text:c="14"/>hp <text:s text:c="19"/>mailcap <text:s text:c="8"/>ppp <text:s text:c="12"/>securetty <text:s text:c="15"/>yum.repos.d</text:p>
      <text:p text:style-name="Standard">dhclient-eth0.conf <text:s/>htdig <text:s text:c="16"/>makedev.d <text:s text:c="6"/>prelink.conf <text:s text:c="3"/>security <text:s text:c="16"/>zlogin</text:p>
      <text:p text:style-name="Standard">DIR_COLORS <text:s text:c="9"/>httpd <text:s text:c="16"/>mime.types <text:s text:c="5"/>printcap <text:s text:c="7"/>selinux <text:s text:c="17"/>zlogout</text:p>
      <text:p text:style-name="Standard">DIR_COLORS.xterm <text:s text:c="3"/>init.d <text:s text:c="15"/>mke2fs.conf <text:s text:c="4"/>profile <text:s text:c="8"/>sensors.conf <text:s text:c="12"/>zprofile</text:p>
      <text:p text:style-name="Standard">enscript.cfg <text:s text:c="7"/>initlog.conf <text:s text:c="9"/>modprobe.conf <text:s text:c="2"/>profile.d <text:s text:c="6"/>services <text:s text:c="16"/>zshenv</text:p>
      <text:p text:style-name="Standard">environment <text:s text:c="8"/>inittab <text:s text:c="14"/>modprobe.conf~ <text:s/>protocols <text:s text:c="6"/>sestatus.conf <text:s text:c="11"/>zshrc</text:p>
      <text:p text:style-name="Standard">esd.conf <text:s text:c="11"/>inputrc <text:s text:c="14"/>modprobe.d <text:s text:c="5"/>rc <text:s text:c="13"/>sgml</text:p>
      <text:p text:style-name="Standard">exports <text:s text:c="12"/>iproute2 <text:s text:c="13"/>mono <text:s text:c="11"/>rc0.d <text:s text:c="10"/>shadow</text:p>
      <text:p text:style-name="Standard">fedora-release <text:s text:c="5"/>iscsi <text:s text:c="16"/>motd <text:s text:c="11"/>rc1.d <text:s text:c="10"/>shadow-</text:p>
      <text:p text:style-name="Standard"/>
      <text:p text:style-name="Standard"/>
      <text:p text:style-name="Standard">6 <text:s text:c="8"/>[year2@localhost etc]$ cd</text:p>
      <text:p text:style-name="Standard">[year2@localhost ~]$ cat &gt;emp</text:p>
      <text:p text:style-name="Standard">ravi:ass.mgs:edn </text:p>
      <text:p text:style-name="Standard"><text:s text:c="8"/>abhijit:prgmr:csg</text:p>
      <text:p text:style-name="Standard"><text:s text:c="8"/>johny:officer:admn</text:p>
      <text:p text:style-name="Standard"><text:s text:c="8"/>bindu:exec:hr <text:s text:c="8"/></text:p>
      <text:p text:style-name="Standard"/>
      <text:p text:style-name="Standard">[7]+ <text:s/>Stopped <text:s text:c="16"/>cat &gt;emp</text:p>
      <text:p text:style-name="Standard">[year2@localhost ~]$ cat emp</text:p>
      <text:p text:style-name="Standard">ravi:ass.mgs:edn </text:p>
      <text:p text:style-name="Standard"><text:s text:c="8"/>abhijit:prgmr:csg</text:p>
      <text:p text:style-name="Standard"><text:s text:c="8"/>johny:officer:admn</text:p>
      <text:p text:style-name="Standard"><text:s text:c="8"/>bindu:exec:hr</text:p>
      <text:p text:style-name="Standard"/>
      <text:p text:style-name="Standard"/>
      <text:p text:style-name="Standard"/>
      <text:p text:style-name="Standard"/>
      <text:p text:style-name="Standard">7 <text:s text:c="5"/>[year2@localhost ~]$ cp emp office/document/misc</text:p>
      <text:p text:style-name="Standard">[year2@localhost ~]$ cd office</text:p>
      <text:p text:style-name="Standard">[year2@localhost office]$ cd document</text:p>
      <text:p text:style-name="Standard">[year2@localhost document]$ cd misc</text:p>
      <text:p text:style-name="Standard">[year2@localhost misc]$ ls</text:p>
      <text:p text:style-name="Standard">emp</text:p>
      <text:p text:style-name="Standard"/>
      <text:p text:style-name="Standard"/>
      <text:p text:style-name="Standard">8 <text:s text:c="4"/>[year2@localhost misc]$ cp emp ~/office/ppt</text:p>
      <text:p text:style-name="Standard">[year2@localhost misc]$ cd</text:p>
      <text:p text:style-name="Standard">[year2@localhost ~]$ cd office</text:p>
      <text:p text:style-name="Standard">[year2@localhost office]$ cd ppt</text:p>
      <text:p text:style-name="Standard">[year2@localhost ppt]$ ls</text:p>
      <text:p text:style-name="Standard">emp</text:p>
      <text:p text:style-name="Standard"/>
      <text:p text:style-name="Standard"/>
      <text:p text:style-name="Standard">9 <text:s text:c="6"/>[year2@localhost ppt]$ mv emp empbak</text:p>
      <text:p text:style-name="Standard">[year2@localhost ppt]$ ls</text:p>
      <text:p text:style-name="Standard">empbak</text:p>
      <text:p text:style-name="Standard"/>
      <text:p text:style-name="Standard"/>
      <text:p text:style-name="Standard"><text:s/>10 <text:s text:c="5"/>[year2@localhost ppt]$ mv empbak ~/office/spreadsheet</text:p>
      <text:p text:style-name="Standard">[year2@localhost ppt]$ cd</text:p>
      <text:p text:style-name="Standard">[year2@localhost ~]$ cd office</text:p>
      <text:p text:style-name="Standard">[year2@localhost office]$ cd spreadsheet</text:p>
      <text:p text:style-name="Standard">[year2@localhost spreadsheet]$ ls</text:p>
      <text:p text:style-name="Standard">empbak</text:p>
      <text:p text:style-name="Standard"/>
      <text:p text:style-name="Standard"/>
      <text:p text:style-name="Standard">11 <text:s text:c="6"/>[year2@localhost spreadsheet]$ cd</text:p>
      <text:p text:style-name="Standard">[year2@localhost ~]$ cat &gt;emp</text:p>
      <text:p text:style-name="Standard">lakshman-vijayawada</text:p>
      <text:p text:style-name="Standard">ravitej-palkol</text:p>
      <text:p text:style-name="Standard">[8]+ <text:s/>Stopped <text:s text:c="16"/>cat &gt;emp</text:p>
      <text:p text:style-name="Standard"/>
      <text:p text:style-name="Standard"/>
      <text:p text:style-name="Standard"/>
      <text:p text:style-name="Standard">12 <text:s text:c="6"/>[year2@localhost ~]$ cat emp</text:p>
      <text:p text:style-name="Standard">lakshman-vijayawada</text:p>
      <text:p text:style-name="Standard">ravitej-palkol</text:p>
      <text:p text:style-name="Standard"/>
      <text:p text:style-name="Standard">13 <text:s text:c="7"/>[year2@localhost ~]$ cat &gt;CUST</text:p>
      <text:p text:style-name="Standard">TMH : Connaught place </text:p>
      <text:p text:style-name="Standard">Gph: Karol bagh </text:p>
      <text:p text:style-name="Standard">PHi: salt lake</text:p>
      <text:p text:style-name="Standard">[9]+ <text:s/>Stopped <text:s text:c="16"/>cat &gt;CUST</text:p>
      <text:p text:style-name="Standard">[year2@localhost ~]$ cat CUST</text:p>
      <text:p text:style-name="Standard">TMH : Connaught place </text:p>
      <text:p text:style-name="Standard">Gph: Karol bagh </text:p>
      <text:p text:style-name="Standard">PHi: salt lake</text:p>
      <text:p text:style-name="Standard"/>
      <text:p text:style-name="Standard">[year2@localhost ~]$ </text:p>
      <text:p text:style-name="Standard"/>
      <text:p text:style-name="Standard"/>
      <text:p text:style-name="Standard"/>
      <text:p text:style-name="Standard">14 <text:s text:c="3"/></text:p>
      <text:p text:style-name="Standard">we can do that by 2 ways</text:p>
      <text:p text:style-name="Standard">one is creating two files of name CUST in two different directories</text:p>
      <text:p text:style-name="Standard">another is moving the files of existing CUST into another file of different name and create a new file of name CUST</text:p>
      <text:p text:style-name="Standard"/>
      <text:p text:style-name="Standard"/>
      <text:p text:style-name="Standard">15 <text:s text:c="7"/>[year2@localhost ~]$ ls --help</text:p>
      <text:p text:style-name="Standard">Usage: ls [OPTION]... [FILE]...</text:p>
      <text:p text:style-name="Standard">List information about the FILEs (the current directory by default).</text:p>
      <text:p text:style-name="Standard">Sort entries alphabetically if none of -cftuvSUX nor --sort.</text:p>
      <text:p text:style-name="Standard"/>
      <text:p text:style-name="Standard">Mandatory arguments to long options are mandatory for short options too.</text:p>
      <text:p text:style-name="Standard"><text:s text:c="2"/>-a, --all <text:s text:c="17"/>do not ignore entries starting with .</text:p>
      <text:p text:style-name="Standard"><text:s text:c="2"/>-A, --almost-all <text:s text:c="10"/>do not list implied . and ..</text:p>
      <text:p text:style-name="Standard"><text:s text:c="6"/>--author <text:s text:c="14"/>with -l, print the author of each file</text:p>
      <text:p text:style-name="Standard"><text:s text:c="2"/>-b, --escape <text:s text:c="14"/>print octal escapes for nongraphic characters</text:p>
      <text:p text:style-name="Standard"><text:s text:c="6"/>--block-size=SIZE <text:s text:c="5"/>use SIZE-byte blocks</text:p>
      <text:p text:style-name="Standard"><text:s text:c="2"/>-B, --ignore-backups <text:s text:c="6"/>do not list implied entries ending with ~</text:p>
      <text:p text:style-name="Standard"><text:s text:c="2"/>-c <text:s text:c="24"/>with -lt: sort by, and show, ctime (time of last</text:p>
      <text:p text:style-name="Standard"><text:s text:c="31"/>modification of file status information)</text:p>
      <text:p text:style-name="Standard"><text:s text:c="31"/>with -l: show ctime and sort by name</text:p>
      <text:p text:style-name="Standard"><text:s text:c="31"/>otherwise: sort by ctime</text:p>
      <text:p text:style-name="Standard"><text:s text:c="2"/>-C <text:s text:c="24"/>list entries by columns</text:p>
      <text:p text:style-name="Standard"><text:s text:c="6"/>--color[=WHEN] <text:s text:c="8"/>control whether color is used to distinguish file</text:p>
      <text:p text:style-name="Standard"><text:s text:c="31"/>types. <text:s/>WHEN may be `never', `always', or `auto'</text:p>
      <text:p text:style-name="Standard"><text:s text:c="2"/>-d, --directory <text:s text:c="11"/>list directory entries instead of contents,</text:p>
      <text:p text:style-name="Standard"><text:s text:c="31"/>and do not dereference symbolic links</text:p>
      <text:p text:style-name="Standard"><text:s text:c="2"/>-D, --dired <text:s text:c="15"/>generate output designed for Emacs' dired mode</text:p>
      <text:p text:style-name="Standard"><text:s text:c="2"/>-f <text:s text:c="24"/>do not sort, enable -aU, disable -lst</text:p>
      <text:p text:style-name="Standard"><text:s text:c="2"/>-F, --classify <text:s text:c="12"/>append indicator (one of */=&gt;@|) to entries</text:p>
      <text:p text:style-name="Standard"><text:s text:c="6"/>--file-type <text:s text:c="11"/>likewise, except do not append `*'</text:p>
      <text:p text:style-name="Standard"><text:s text:c="6"/>--format=WORD <text:s text:c="9"/>across -x, commas -m, horizontal -x, long -l,</text:p>
      <text:p text:style-name="Standard"><text:s text:c="31"/>single-column -1, verbose -l, vertical -C</text:p>
      <text:p text:style-name="Standard"><text:s text:c="6"/>--full-time <text:s text:c="11"/>like -l --time-style=full-iso</text:p>
      <text:p text:style-name="Standard"><text:s text:c="2"/>-g <text:s text:c="24"/>like -l, but do not list owner</text:p>
      <text:p text:style-name="Standard"><text:s text:c="2"/>-G, --no-group <text:s text:c="12"/>like -l, but do not list group</text:p>
      <text:p text:style-name="Standard"><text:s text:c="2"/>-h, --human-readable <text:s text:c="6"/>with -l, print sizes in human readable format</text:p>
      <text:p text:style-name="Standard"><text:s text:c="31"/>(e.g., 1K 234M 2G)</text:p>
      <text:p text:style-name="Standard"><text:s text:c="6"/>--si <text:s text:c="18"/>likewise, but use powers of 1000 not 1024</text:p>
      <text:p text:style-name="Standard"><text:s text:c="2"/>-H, --dereference-command-line</text:p>
      <text:p text:style-name="Standard"><text:s text:c="29"/>follow symbolic links listed on the command line</text:p>
      <text:p text:style-name="Standard"><text:s text:c="6"/>--dereference-command-line-symlink-to-dir</text:p>
      <text:p text:style-name="Standard"><text:s text:c="29"/>follow each command line symbolic link</text:p>
      <text:p text:style-name="Standard"><text:s text:c="29"/>that points to a directory</text:p>
      <text:p text:style-name="Standard"><text:s text:c="6"/>--hide=PATTERN <text:s text:c="8"/>do not list implied entries matching shell PATTERN</text:p>
      <text:p text:style-name="Standard"><text:s text:c="31"/>(overridden by -a or -A)</text:p>
      <text:p text:style-name="Standard"><text:s text:c="6"/>--indicator-style=WORD append indicator with style WORD to entry names:</text:p>
      <text:p text:style-name="Standard"><text:s text:c="31"/>none (default), slash (-p),</text:p>
      <text:p text:style-name="Standard"><text:s text:c="31"/>file-type (--file-type), classify (-F)</text:p>
      <text:p text:style-name="Standard"><text:s text:c="2"/>-i, --inode <text:s text:c="15"/>with -l, print the index number of each file</text:p>
      <text:p text:style-name="Standard"><text:s text:c="2"/>-I, --ignore=PATTERN <text:s text:c="6"/>do not list implied entries matching shell PATTERN</text:p>
      <text:p text:style-name="Standard"><text:s text:c="2"/>-k <text:s text:c="24"/>like --block-size=1K</text:p>
      <text:p text:style-name="Standard"><text:s text:c="2"/>-l <text:s text:c="24"/>use a long listing format</text:p>
      <text:p text:style-name="Standard"><text:s text:c="2"/>-L, --dereference <text:s text:c="9"/>when showing file information for a symbolic</text:p>
      <text:p text:style-name="Standard"><text:s text:c="31"/>link, show information for the file the link</text:p>
      <text:p text:style-name="Standard"><text:s text:c="31"/>references rather than for the link itself</text:p>
      <text:p text:style-name="Standard"><text:s text:c="2"/>-m <text:s text:c="24"/>fill width with a comma separated list of entries</text:p>
      <text:p text:style-name="Standard"><text:s text:c="2"/>-n, --numeric-uid-gid <text:s text:c="5"/>like -l, but list numeric user and group IDs</text:p>
      <text:p text:style-name="Standard"><text:s text:c="2"/>-N, --literal <text:s text:c="13"/>print raw entry names (don't treat e.g. control</text:p>
      <text:p text:style-name="Standard"><text:s text:c="31"/>characters specially)</text:p>
      <text:p text:style-name="Standard"><text:s text:c="2"/>-o <text:s text:c="24"/>like -l, but do not list group information</text:p>
      <text:p text:style-name="Standard"><text:s text:c="2"/>-p, --indicator-style=slash</text:p>
      <text:p text:style-name="Standard"><text:s text:c="29"/>append / indicator to directories</text:p>
      <text:p text:style-name="Standard"><text:s text:c="2"/>-q, --hide-control-chars <text:s text:c="2"/>print ? instead of non graphic characters</text:p>
      <text:p text:style-name="Standard"><text:s text:c="6"/>--show-control-chars <text:s text:c="2"/>show non graphic characters as-is (default</text:p>
      <text:p text:style-name="Standard"><text:s text:c="29"/>unless program is `ls' and output is a terminal)</text:p>
      <text:p text:style-name="Standard"><text:s text:c="2"/>-Q, --quote-name <text:s text:c="10"/>enclose entry names in double quotes</text:p>
      <text:p text:style-name="Standard"><text:s text:c="6"/>--quoting-style=WORD <text:s text:c="2"/>use quoting style WORD for entry names:</text:p>
      <text:p text:style-name="Standard"><text:s text:c="31"/>literal, locale, shell, shell-always, c, escape</text:p>
      <text:p text:style-name="Standard"><text:s text:c="2"/>-r, --reverse <text:s text:c="13"/>reverse order while sorting</text:p>
      <text:p text:style-name="Standard"><text:s text:c="2"/>-R, --recursive <text:s text:c="11"/>list subdirectories recursively</text:p>
      <text:p text:style-name="Standard"><text:s text:c="2"/>-s, --size <text:s text:c="16"/>with -l, print size of each file, in blocks</text:p>
      <text:p text:style-name="Standard"><text:s text:c="2"/>-S <text:s text:c="24"/>sort by file size</text:p>
      <text:p text:style-name="Standard"><text:s text:c="6"/>--sort=WORD <text:s text:c="11"/>extension -X, none -U, size -S, time -t,</text:p>
      <text:p text:style-name="Standard"><text:s text:c="29"/>version -v, status -c, time -t, atime -u,</text:p>
      <text:p text:style-name="Standard"><text:s text:c="29"/>access -u, use -u</text:p>
      <text:p text:style-name="Standard"><text:s text:c="6"/>--time=WORD <text:s text:c="11"/>with -l, show time as WORD instead of modification</text:p>
      <text:p text:style-name="Standard"><text:s text:c="29"/>time: atime, access, use, ctime or status; use</text:p>
      <text:p text:style-name="Standard"><text:s text:c="29"/>specified time as sort key if --sort=time</text:p>
      <text:p text:style-name="Standard"><text:s text:c="6"/>--time-style=STYLE <text:s text:c="4"/>with -l, show times using style STYLE:</text:p>
      <text:p text:style-name="Standard"><text:s text:c="29"/>full-iso, long-iso, iso, locale, +FORMAT.</text:p>
      <text:p text:style-name="Standard"><text:s text:c="29"/>FORMAT is interpreted like `date'; if FORMAT is</text:p>
      <text:p text:style-name="Standard"><text:s text:c="29"/>FORMAT1&lt;newline&gt;FORMAT2, FORMAT1 applies to</text:p>
      <text:p text:style-name="Standard"><text:s text:c="29"/>non-recent files and FORMAT2 to recent files;</text:p>
      <text:p text:style-name="Standard"><text:s text:c="29"/>if STYLE is prefixed with `posix-', STYLE</text:p>
      <text:p text:style-name="Standard"><text:s text:c="29"/>takes effect only outside the POSIX locale</text:p>
      <text:p text:style-name="Standard"><text:s text:c="2"/>-t <text:s text:c="24"/>sort by modification time</text:p>
      <text:p text:style-name="Standard"><text:s text:c="2"/>-T, --tabsize=COLS <text:s text:c="8"/>assume tab stops at each COLS instead of 8</text:p>
      <text:p text:style-name="Standard"><text:s text:c="2"/>-u <text:s text:c="24"/>with -lt: sort by, and show, access time</text:p>
      <text:p text:style-name="Standard"><text:s text:c="31"/>with -l: show access time and sort by name</text:p>
      <text:p text:style-name="Standard"><text:s text:c="31"/>otherwise: sort by access time</text:p>
      <text:p text:style-name="Standard"><text:s text:c="2"/>-U <text:s text:c="24"/>do not sort; list entries in directory order</text:p>
      <text:p text:style-name="Standard"><text:s text:c="2"/>-v <text:s text:c="24"/>sort by version</text:p>
      <text:p text:style-name="Standard"><text:s text:c="2"/>-w, --width=COLS <text:s text:c="10"/>assume screen width instead of current value</text:p>
      <text:p text:style-name="Standard"><text:s text:c="2"/>-x <text:s text:c="24"/>list entries by lines instead of by columns</text:p>
      <text:p text:style-name="Standard"><text:s text:c="2"/>-X <text:s text:c="24"/>sort alphabetically by entry extension</text:p>
      <text:p text:style-name="Standard"><text:s text:c="2"/>-1 <text:s text:c="24"/>list one file per line</text:p>
      <text:p text:style-name="Standard"/>
      <text:p text:style-name="Standard">SELINUX options:</text:p>
      <text:p text:style-name="Standard"/>
      <text:p text:style-name="Standard"><text:s text:c="6"/>--lcontext <text:s text:c="12"/>Display security context. <text:s text:c="2"/>Enable -l. Lines</text:p>
      <text:p text:style-name="Standard"><text:s text:c="31"/>will probably be too wide for most displays.</text:p>
      <text:p text:style-name="Standard"><text:s text:c="6"/>-Z, --context <text:s text:c="9"/>Display security context so it fits on most</text:p>
      <text:p text:style-name="Standard"><text:s text:c="31"/>displays. <text:s/>Displays only mode, user, group,</text:p>
      <text:p text:style-name="Standard"><text:s text:c="31"/>security context and file name.</text:p>
      <text:p text:style-name="Standard"><text:s text:c="6"/>--scontext <text:s text:c="12"/>Display only security context and file name.</text:p>
      <text:p text:style-name="Standard"/>
      <text:p text:style-name="Standard"/>
      <text:p text:style-name="Standard"><text:s text:c="6"/>--help <text:s text:c="4"/>display this help and exit</text:p>
      <text:p text:style-name="Standard"><text:s text:c="6"/>--version <text:s/>output version information and exit</text:p>
      <text:p text:style-name="Standard"/>
      <text:p text:style-name="Standard">SIZE may be (or may be an integer optionally followed by) one of following:</text:p>
      <text:p text:style-name="Standard">kB 1000, K 1024, MB 1000*1000, M 1024*1024, and so on for G, T, P, E, Z, Y.</text:p>
      <text:p text:style-name="Standard"/>
      <text:p text:style-name="Standard">By default, color is not used to distinguish types of files. <text:s/>That is</text:p>
      <text:p text:style-name="Standard">equivalent to using --color=none. <text:s/>Using the --color option without the</text:p>
      <text:p text:style-name="Standard">optional WHEN argument is equivalent to using --color=always. <text:s/>With</text:p>
      <text:p text:style-name="Standard">--color=auto, color codes are output only if standard output is connected</text:p>
      <text:p text:style-name="Standard">to a terminal (tty). <text:s/>The environment variable LS_COLORS can influence the</text:p>
      <text:p text:style-name="Standard">colors, and can be set easily by the dircolors command.</text:p>
      <text:p text:style-name="Standard"/>
      <text:p text:style-name="Standard">Exit status is 0 if OK, 1 if minor problems, 2 if serious trouble.</text:p>
      <text:p text:style-name="Standard"/>
      <text:p text:style-name="Standard">Report bugs to &lt;bug-coreutils@gnu.org&gt;.</text:p>
      <text:p text:style-name="Standard">[year2@localhost ~]$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LGC Sans" style:font-size-asian="12pt" style:language-asian="en" style:country-asian="US" style:font-name-complex="DejaVu LGC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LGC Sans" style:font-size-asian="14pt" style:font-name-complex="DejaVu LGC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10-12-28T15:10:32</meta:creation-date>
    <dc:date>2010-12-28T15:38:38</dc:date>
    <dc:language>en-US</dc:language>
    <meta:editing-cycles>2</meta:editing-cycles>
    <meta:editing-duration>PT1M5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7" meta:paragraph-count="223" meta:word-count="1455" meta:character-count="13042"/>
  </office:meta>
</office:document-meta>
</file>